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08T21:52:13.64</dc:date>
    <meta:editing-duration>PT18H1M32S</meta:editing-duration>
    <meta:editing-cycles>232</meta:editing-cycles>
    <meta:generator>OpenOffice/4.1.7$Win32 OpenOffice.org_project/417m1$Build-9800</meta:generator>
    <meta:document-statistic meta:table-count="0" meta:image-count="0" meta:object-count="0" meta:page-count="1" meta:paragraph-count="6" meta:word-count="35" meta:character-count="223"/>
  </office:meta>
</office:document-meta>
</file>